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d5674" officeooo:paragraph-rsid="000d5674"/>
    </style:style>
    <style:style style:name="P2" style:family="paragraph" style:parent-style-name="Standard">
      <style:text-properties officeooo:rsid="000e0b39" officeooo:paragraph-rsid="000e0b39"/>
    </style:style>
    <style:style style:name="P3" style:family="paragraph" style:parent-style-name="Standard">
      <style:text-properties officeooo:rsid="000f395a" officeooo:paragraph-rsid="000f395a"/>
    </style:style>
    <style:style style:name="P4" style:family="paragraph" style:parent-style-name="Standard">
      <style:text-properties officeooo:rsid="00109fdf" officeooo:paragraph-rsid="00109fdf"/>
    </style:style>
    <style:style style:name="P5" style:family="paragraph" style:parent-style-name="Standard">
      <style:text-properties officeooo:rsid="0010b4f9" officeooo:paragraph-rsid="0010b4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so de Git e GitHub</text:p>
      <text:p text:style-name="P1"/>
      <text:p text:style-name="P1">Comandos de acessos Rápidos</text:p>
      <text:p text:style-name="P1"/>
      <text:p text:style-name="P2">git clone url =&gt; clona um projeto no github para uma pasta na máquina local.</text:p>
      <text:p text:style-name="P2"/>
      <text:p text:style-name="P2">Git init =&gt; na pasta clonada este comando inicia o arquivo .git</text:p>
      <text:p text:style-name="P2"/>
      <text:p text:style-name="P2">Para excluir um projeto no github entre em confiuraçõeo e exclua o memso</text:p>
      <text:p text:style-name="P2">Para excluir uma pasta rastreada pelo git simplesmente apague a pasta oculta .git se não quiser excluir toda a pasta na máquina e ou então exclua toda a pasta local.</text:p>
      <text:p text:style-name="P1"/>
      <text:p text:style-name="P1">git status =&gt; informa o branch (ramo) atual utilizado, informa o status se está atualizado (up-to-date) e se há algum commit a ser realizado, se algumarquivo foiadicionado, se arquivo foi modificado, enfimum comando bastante utilizado.</text:p>
      <text:p text:style-name="P1"/>
      <text:p text:style-name="P2">Git add .=&gt; adiciona todos os arquivos e ou pasta.</text:p>
      <text:p text:style-name="P2">git add &lt;file&gt; =&gt; adiciona somente um aqruivo ou pasta.</text:p>
      <text:p text:style-name="P2"/>
      <text:p text:style-name="P2">Git commit -m ‘ <text:s text:c="3"/>‘=&gt; <text:s/>faz o commit do projeto.</text:p>
      <text:p text:style-name="P2">Git push =&gt; upa as alterações para o github</text:p>
      <text:p text:style-name="P1"/>
      <text:p text:style-name="P1">git branch =&gt; informa todos os branches existente e se estiver em verde com * é o que está sendo utilizado no momento.</text:p>
      <text:p text:style-name="P1"/>
      <text:p text:style-name="P1">git branch feature/projeto_produto =&gt; cria um branch secundário, quando form trabalhar em projeto isolado, ou um outro desenvolvedor está trabalhando isoladamente e precisar realizar um merge com o master cria-se então um branc secundário, geralmente o branch MASTER é utilizado para exibir o projeto no contexto total e então um release (TAG) é criado a aprtir dos respectivos merges dos secundários.</text:p>
      <text:p text:style-name="P1"/>
      <text:p text:style-name="P1">OBS; é possível criar um merge pelo github também, como padrão de nomenclatura usa-se o feature/nome_projeto</text:p>
      <text:p text:style-name="P1"/>
      <text:p text:style-name="P5">git checkout – &lt;arquivo&gt; <text:s/>=&gt; descarta a mudança realizada no arquivo local</text:p>
      <text:p text:style-name="P1"/>
      <text:p text:style-name="P2">git checkout feature/projeto_produto =&gt; alterna entre os branch. neste caso estou direcionando o branch para feature/projeto.</text:p>
      <text:p text:style-name="P2"/>
      <text:p text:style-name="P2">git push -u origin feature/projeto =&gt; upando o branch secundário para o github.</text:p>
      <text:p text:style-name="P2"/>
      <text:p text:style-name="P4">Git pull =&gt; baixando um commit do github</text:p>
      <text:p text:style-name="P2"/>
      <text:p text:style-name="P3">Git fetch =&gt; atualizando as brands locai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23:05:54.062613144</meta:creation-date>
    <dc:date>2017-08-31T00:17:08.319685287</dc:date>
    <meta:editing-duration>PT19M4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308" meta:character-count="1841" meta:non-whitespace-character-count="1546"/>
  </office:meta>
</office:document-meta>
</file>